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a9dda" officeooo:paragraph-rsid="000a9dda"/>
    </style:style>
    <style:style style:name="P2" style:family="paragraph" style:parent-style-name="Standard">
      <style:text-properties officeooo:rsid="000b2566" officeooo:paragraph-rsid="000b2566"/>
    </style:style>
    <style:style style:name="P3" style:family="paragraph" style:parent-style-name="Text_20_body">
      <style:paragraph-properties fo:margin-left="0cm" fo:margin-right="0cm" fo:text-indent="-0.635cm" style:auto-text-indent="false"/>
      <style:text-properties officeooo:paragraph-rsid="000b2566"/>
    </style:style>
    <style:style style:name="P4" style:family="paragraph" style:parent-style-name="Text_20_body" style:list-style-name="L1">
      <style:text-properties officeooo:rsid="000a9dda" officeooo:paragraph-rsid="000a9dda"/>
    </style:style>
    <style:style style:name="P5" style:family="paragraph" style:parent-style-name="Text_20_body" style:list-style-name="L1">
      <style:text-properties officeooo:rsid="000a9dda" officeooo:paragraph-rsid="000c7aed"/>
    </style:style>
    <style:style style:name="P6" style:family="paragraph" style:parent-style-name="Text_20_body" style:list-style-name="L2">
      <style:text-properties officeooo:paragraph-rsid="000b2566"/>
    </style:style>
    <style:style style:name="P7" style:family="paragraph" style:parent-style-name="Text_20_body" style:list-style-name="L2">
      <style:text-properties officeooo:paragraph-rsid="000c7aed"/>
    </style:style>
    <style:style style:name="P8" style:family="paragraph" style:parent-style-name="Text_20_body" style:list-style-name="L2">
      <style:text-properties fo:font-variant="normal" fo:text-transform="none" officeooo:rsid="000b2566" officeooo:paragraph-rsid="000b2566"/>
    </style:style>
    <style:style style:name="P9" style:family="paragraph" style:parent-style-name="Text_20_body" style:list-style-name="L1">
      <style:text-properties officeooo:rsid="000c7aed" officeooo:paragraph-rsid="000c7aed"/>
    </style:style>
    <style:style style:name="P10" style:family="paragraph" style:parent-style-name="Text_20_body">
      <style:paragraph-properties fo:margin-left="0cm" fo:margin-right="0cm" fo:text-indent="-0.635cm" style:auto-text-indent="false"/>
      <style:text-properties fo:font-variant="normal" fo:text-transform="none"/>
    </style:style>
    <style:style style:name="P11" style:family="paragraph" style:parent-style-name="Heading_20_1">
      <style:text-properties style:text-underline-style="solid" style:text-underline-width="auto" style:text-underline-color="font-color"/>
    </style:style>
    <style:style style:name="T1" style:family="text">
      <style:text-properties officeooo:rsid="000a9dda"/>
    </style:style>
    <style:style style:name="T2" style:family="text">
      <style:text-properties fo:font-variant="normal" fo:text-transform="none" officeooo:rsid="000b2566"/>
    </style:style>
    <style:style style:name="T3" style:family="text">
      <style:text-properties fo:font-variant="normal" fo:text-transform="none" officeooo:rsid="000c39ef"/>
    </style:style>
    <style:style style:name="T4" style:family="text">
      <style:text-properties fo:font-variant="normal" fo:text-transform="none" officeooo:rsid="000c7aed"/>
    </style:style>
    <style:style style:name="T5" style:family="text">
      <style:text-properties officeooo:rsid="000b2566"/>
    </style:style>
    <style:style style:name="T6" style:family="text">
      <style:text-properties officeooo:rsid="000c39ef"/>
    </style:style>
    <style:style style:name="T7" style:family="text">
      <style:text-properties officeooo:rsid="000c7a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rallel Programming Project</text:p>
      <text:p text:style-name="Subtitle">Master HPC-AI</text:p>
      <text:p text:style-name="Subtitle">20<text:span text:style-name="T7">20</text:span>-202<text:span text:style-name="T7">1</text:span></text:p>
      <text:p text:style-name="P1"><text:a xlink:type="simple" xlink:href="mailto:jean-marc.gratien@ifpen.fr" text:style-name="Internet_20_link" text:visited-style-name="Visited_20_Internet_20_Link"/></text:p>
      <text:p text:style-name="P1"><text:a xlink:type="simple" xlink:href="mailto:jean-marc.gratien@ifpen.fr" text:style-name="Internet_20_link" text:visited-style-name="Visited_20_Internet_20_Link">jean-marc.gratien@ifpen.fr</text:a></text:p>
      <text:p text:style-name="P1"/>
      <text:p text:style-name="P1">Due to December <text:span text:style-name="T7">1st</text:span> 20<text:span text:style-name="T7">20</text:span></text:p>
      <text:p text:style-name="P1"/>
      <text:h text:style-name="P11" text:outline-level="1"><text:span text:style-name="T5">Project o</text:span>bjectif<text:span text:style-name="T5">s</text:span> :</text:h>
      <text:list xml:id="list541943301" text:style-name="L1">
        <text:list-item>
          <text:p text:style-name="P4"><text:span text:style-name="T5">MPI </text:span>Parallelisation of the dense matrix-vector product implemented in TP2/densemv_mpi.cpp </text:p>
        </text:list-item>
        <text:list-item>
          <text:p text:style-name="P4">Realize a benchmark with the matrix sizes nx = 50, 100, 150 and 200 for a number of cores <text:s/>np = 1, 2, 4, 8, 12, 16 and 24. The benchmark should be realized with the submission scripts run. The enclosed script should be modified with the project path, and executable names. The loop on the matrix sizes nx and the number of cores np are already written in the script. </text:p>
        </text:list-item>
        <text:list-item>
          <text:p text:style-name="P4">The <text:span text:style-name="T6">performance </text:span>results of the <text:span text:style-name="T6">tests</text:span> should be gathered in a 2 pages <text:span text:style-name="T6">benchmark </text:span>report <text:span text:style-name="T6">including executing time tables, performance and speed up curves, and the description of the tests.</text:span></text:p>
        </text:list-item>
        <text:list-item>
          <text:p text:style-name="P9">Implement <text:span text:style-name="T1">the </text:span>kmean image processing segmentation<text:span text:style-name="T1"> <text:s/></text:span>algorithm <text:span text:style-name="T1">in </text:span>IMGProcessing/KmeanAlgo.h and test it in<text:span text:style-name="T1"> TP</text:span>4<text:span text:style-name="T1">/</text:span>img_kmean<text:span text:style-name="T1">.cpp</text:span></text:p>
        </text:list-item>
        <text:list-item>
          <text:p text:style-name="P5">Parallelisation of the <text:span text:style-name="T7">kmean image processing segmentation with OpenMP, TBB and MPI</text:span></text:p>
        </text:list-item>
        <text:list-item>
          <text:p text:style-name="P5">Realize a benchmark for a number of cores <text:s/>np = 1, 2, 4, 8, 12, 16 and 24. The benchmark should be realized with the submission scripts run.</text:p>
        </text:list-item>
      </text:list>
      <text:p text:style-name="P10"/>
      <text:p text:style-name="P3"><text:span text:style-name="T3">S</text:span><text:span text:style-name="T2">end me by mail before December </text:span><text:span text:style-name="T4">1st</text:span><text:span text:style-name="T2"> 20</text:span><text:span text:style-name="T4">20</text:span><text:span text:style-name="T2"> :</text:span></text:p>
      <text:list xml:id="list2620632206" text:style-name="L2">
        <text:list-item>
          <text:p text:style-name="P8">the benchmark report, </text:p>
        </text:list-item>
        <text:list-item>
          <text:p text:style-name="P7"><text:span text:style-name="T4">commit and push developpement in a branch dev-mshpcai-2020-login</text:span></text:p>
        </text:list-item>
        <text:list-item>
          <text:p text:style-name="P6"><text:span text:style-name="T5">the path on the cluster of your project</text:span>.</text:p>
        </text:list-item>
      </text:list>
      <text:p text:style-name="P1"/>
      <text:p text:style-name="P2">If you have any problem <text:span text:style-name="T6">or questions</text:span>, <text:span text:style-name="T6">send</text:span> <text:span text:style-name="T6">me a</text:span> mail explaining your problem and attaching the log files with your 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TIEN Jean-Marc</meta:initial-creator>
    <meta:creation-date>2019-12-03T10:20:08.838668660</meta:creation-date>
    <dc:date>2020-11-04T12:02:32.732906721</dc:date>
    <dc:creator>GRATIEN Jean-Marc</dc:creator>
    <meta:editing-duration>PT15M12S</meta:editing-duration>
    <meta:editing-cycles>2</meta:editing-cycles>
    <meta:generator>LibreOffice/5.3.6.1$Linux_X86_64 LibreOffice_project/30$Build-1</meta:generator>
    <meta:document-statistic meta:table-count="0" meta:image-count="0" meta:object-count="0" meta:page-count="1" meta:paragraph-count="17" meta:word-count="239" meta:character-count="1407" meta:non-whitespace-character-count="1188"/>
  </office:meta>
</office:document-meta>
</file>